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azza Indipendenza (Bar Vittoria)</text:p>
          </table:table-cell>
          <table:table-cell/>
        </table:table-row>
        <table:table-row table:style-name="ro1">
          <table:table-cell office:value-type="string" calcext:value-type="string">
            <text:p>nr.14</text:p>
          </table:table-cell>
          <table:table-cell office:value-type="string" calcext:value-type="string">
            <text:p>C.so V.Emanuele civico 60</text:p>
          </table:table-cell>
        </table:table-row>
        <table:table-row table:style-name="ro1">
          <table:table-cell office:value-type="string" calcext:value-type="string">
            <text:p>nr.15</text:p>
          </table:table-cell>
          <table:table-cell office:value-type="string" calcext:value-type="string">
            <text:p>C.so V.Emanuele civico 98</text:p>
          </table:table-cell>
        </table:table-row>
        <table:table-row table:style-name="ro1">
          <table:table-cell office:value-type="string" calcext:value-type="string">
            <text:p>nr.16</text:p>
          </table:table-cell>
          <table:table-cell office:value-type="string" calcext:value-type="string">
            <text:p>C.so V.Emanuele civico 154</text:p>
          </table:table-cell>
        </table:table-row>
        <table:table-row table:style-name="ro1">
          <table:table-cell office:value-type="string" calcext:value-type="string">
            <text:p>nr.17</text:p>
          </table:table-cell>
          <table:table-cell office:value-type="string" calcext:value-type="string">
            <text:p>C.so V.Emanuele civico 230</text:p>
          </table:table-cell>
        </table:table-row>
        <table:table-row table:style-name="ro1">
          <table:table-cell office:value-type="string" calcext:value-type="string">
            <text:p>nr.18</text:p>
          </table:table-cell>
          <table:table-cell office:value-type="string" calcext:value-type="string">
            <text:p>Piazza Repubblica (Bar Tre Palme) – solo al mattino -</text:p>
          </table:table-cell>
        </table:table-row>
        <table:table-row table:style-name="ro1">
          <table:table-cell office:value-type="string" calcext:value-type="string">
            <text:p>nr.19</text:p>
          </table:table-cell>
          <table:table-cell office:value-type="string" calcext:value-type="string">
            <text:p>Via A.Moro civico 66</text:p>
          </table:table-cell>
        </table:table-row>
        <table:table-row table:style-name="ro1">
          <table:table-cell office:value-type="string" calcext:value-type="string">
            <text:p>nr.20</text:p>
          </table:table-cell>
          <table:table-cell office:value-type="string" calcext:value-type="string">
            <text:p>Corso Italia civico 26</text:p>
          </table:table-cell>
        </table:table-row>
        <table:table-row table:style-name="ro1">
          <table:table-cell office:value-type="string" calcext:value-type="string">
            <text:p>nr.21</text:p>
          </table:table-cell>
          <table:table-cell office:value-type="string" calcext:value-type="string">
            <text:p>C.so Manzoni civico 34</text:p>
          </table:table-cell>
        </table:table-row>
        <table:table-row table:style-name="ro1">
          <table:table-cell office:value-type="string" calcext:value-type="string">
            <text:p>nr.22</text:p>
          </table:table-cell>
          <table:table-cell office:value-type="string" calcext:value-type="string">
            <text:p>Piazza M.di Via Fani civico 21</text:p>
          </table:table-cell>
        </table:table-row>
        <table:table-row table:style-name="ro1">
          <table:table-cell office:value-type="string" calcext:value-type="string">
            <text:p>nr.23</text:p>
          </table:table-cell>
          <table:table-cell office:value-type="string" calcext:value-type="string">
            <text:p>C.so De Gasperi (Centro Trasfusionale)</text:p>
          </table:table-cell>
        </table:table-row>
        <table:table-row table:style-name="ro1">
          <table:table-cell office:value-type="string" calcext:value-type="string">
            <text:p>nr.24</text:p>
          </table:table-cell>
          <table:table-cell office:value-type="string" calcext:value-type="string">
            <text:p>Piazza Albanese civico 45</text:p>
          </table:table-cell>
        </table:table-row>
        <table:table-row table:style-name="ro1">
          <table:table-cell office:value-type="string" calcext:value-type="string">
            <text:p>nr.25</text:p>
          </table:table-cell>
          <table:table-cell office:value-type="string" calcext:value-type="string">
            <text:p>C.so Don L.sturzo 146</text:p>
          </table:table-cell>
        </table:table-row>
        <table:table-row table:style-name="ro1">
          <table:table-cell office:value-type="string" calcext:value-type="string">
            <text:p>nr.26</text:p>
          </table:table-cell>
          <table:table-cell office:value-type="string" calcext:value-type="string">
            <text:p>Via <text:s/>Tolomeo civico 16</text:p>
          </table:table-cell>
        </table:table-row>
        <table:table-row table:style-name="ro1">
          <table:table-cell office:value-type="string" calcext:value-type="string">
            <text:p>nr.27</text:p>
          </table:table-cell>
          <table:table-cell office:value-type="string" calcext:value-type="string">
            <text:p>Via <text:s/>Tolomeo civico 60</text:p>
          </table:table-cell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top_id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a Gran Bretagna civico 4/b(di fronte I .T. C.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a Gran Bretagna civico 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a Austria (solo periodo scolastico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azza Madre Teresa di Calcutta civico 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a Germania (angolo 31^ str. a denominarsi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a delle Tuf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ale Europ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ale Spagna civico 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so Imbriani civico 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a Andria civico 67 (Pinetina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a Andria <text:s/>(piazzetta)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azza Indipendenza (Bar Vittoria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.so V.Emanuele civico 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.so V.Emanuele civico 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.so V.Emanuele civico 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.so V.Emanuele civico 2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azza Repubblica (Bar Tre Palme) – solo al mattino 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a A.Moro civico 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so Italia civico 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.so Manzoni civico 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azza M.di Via Fani civico 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.so De Gasperi (Centro Trasfusionale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azza Albanese civico 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.so Don L.sturzo 1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a <text:s/>Tolomeo civico 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a <text:s/>Tolomeo civico 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lungamento C.so Don L.Sturzo di fronte civico 1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ale De Gemmi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ale De Gemmis civico 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iazza Marinai d’Ital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a Malcangi (Suore Divino Zelo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a Malcangi civico 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a Malcangi civico 1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ia Malcangi civico 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a Malcangi civico 11 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.so Imbriani civico 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.so Imbriani civico 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azza 20 Settembre (di fronte Stazione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.so V.Emanuele civico 2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.so V.Emanuele civico 1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.so V.Emanuele civico 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iazza Gradenig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iazza Indipendenz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a Papa Giovanni 23° civico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a Papa Giovanni 23° civico 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ia N.da Trani civico 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a Gattola (Supermercato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iale Spagna (Supermercato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a Superga civico 1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a Superga civico 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a Salvemini (Deposito Mercato Ortofrutticolo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a Salvemini ( Carecere 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.za XX Settembre (Agenzia Sprint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.so V.Emanuele civico 10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.za Indipendenz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ia Papa Giovanni 23° civico 2 <text:s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ia N. Trani civico 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ale Europa civico 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ia Superga Angolo Via S.Angel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a Superga (Tribuna Stadio Comunale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ia A.M. Francia civico 83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ia A.M. Francia civico 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ia Puccini civico 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lla Dragonetti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ia Puccini <text:s/>(di fronte) al civico 6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a delle Forze Armate Angolo Via C.Sess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ia Perrone Capano civico 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.za Martiri Via Fani civico 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.za Albanese civico 45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a Pozzo Piano (Ufficio di Collocamento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a Malcangi civico 11</text:p>
          </table:table-cell>
        </table:table-row>
        <calcext:conditional-formats>
          <calcext:conditional-format calcext:target-range-address="Sheet1.B2:Sheet1.B72">
            <calcext:condition calcext:apply-style-name="Accent" calcext:value="duplicate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2:32:15.732818309</meta:creation-date>
    <dc:date>2020-11-01T12:53:00.340790773</dc:date>
    <meta:editing-duration>PT20M46S</meta:editing-duration>
    <meta:editing-cycles>1</meta:editing-cycles>
    <meta:generator>LibreOffice/7.0.2.2$Linux_X86_64 LibreOffice_project/3a01483fc371ab18cfca4bab0d636937da5eaf70</meta:generator>
    <meta:document-statistic meta:table-count="2" meta:cell-count="172" meta:object-count="0"/>
  </office:meta>
</office:document-meta>
</file>